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28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08in solid #ffffff" style:text-align-source="fix" style:repeat-content="false" fo:background-color="transparent" fo:border-left="none" fo:border-right="0.0008in solid #ffffff" fo:border-top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ffffff" style:text-align-source="fix" style:repeat-content="false" fo:border-left="none" fo:border-right="0.0008in solid #ffffff" fo:border-top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ffffff" style:text-align-source="fix" style:repeat-content="false" fo:border-left="none" fo:border-right="0.0008in solid #ffffff" fo:border-top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ffffff" fo:border-left="none" fo:border-right="0.0008in solid #ffffff" fo:border-top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ffffff" fo:border-left="0.0008in solid #ffffff" fo:border-right="0.0346in solid #ffffff" fo:border-top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ffffff" fo:background-color="#ffffff" style:text-align-source="fix" style:repeat-content="false" fo:border-left="none" fo:border-right="0.0008in solid #ffffff" fo:border-top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able-cell-properties style:text-align-source="fix" style:repeat-content="false" fo:background-color="transparent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84">
      <style:table-cell-properties style:text-align-source="fix" style:repeat-content="false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able-cell-properties fo:background-color="#ffffff"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/>
    <style:style style:name="ce12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ffffff" style:text-align-source="fix" style:repeat-content="false" fo:background-color="transparent" fo:border-left="0.0008in solid #ffffff" fo:border-right="0.0346in solid #ffffff" fo:border-top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ce11"/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Jenis Dokumen</text:p>
          </table:table-cell>
          <table:table-cell table:style-name="ce1" office:value-type="string">
            <text:p>Nomor</text:p>
          </table:table-cell>
          <table:table-cell table:style-name="ce7" office:value-type="string">
            <text:p>Masa Berlaku</text:p>
          </table:table-cell>
          <table:table-cell table:style-name="ce12" office:value-type="string">
            <text:p>Keterangan</text:p>
          </table:table-cell>
          <table:table-cell table:style-name="ce12" office:value-type="string">
            <text:p>Status</text:p>
          </table:table-cell>
          <table:table-cell table:style-name="ce17" office:value-type="string">
            <text:p>Alamat</text:p>
          </table:table-cell>
        </table:table-row>
        <table:table-row table:style-name="ro1">
          <table:table-cell office:value-type="string">
            <text:p>situ1</text:p>
          </table:table-cell>
          <table:table-cell office:value-type="string">
            <text:p>Ciputat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</text:p>
          </table:table-cell>
          <table:table-cell office:value-type="string">
            <text:p>Daanmogot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</text:p>
          </table:table-cell>
          <table:table-cell office:value-type="string">
            <text:p>Head Office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 table:number-columns-repeated="2"/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</text:p>
          </table:table-cell>
          <table:table-cell office:value-type="string">
            <text:p>Kemayor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</text:p>
          </table:table-cell>
          <table:table-cell office:value-type="string">
            <text:p>Rawamangun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</text:p>
          </table:table-cell>
          <table:table-cell office:value-type="string">
            <text:p>Cikup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</text:p>
          </table:table-cell>
          <table:table-cell office:value-type="string">
            <text:p>Ciledu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</text:p>
          </table:table-cell>
          <table:table-cell office:value-type="string">
            <text:p>Mauk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</text:p>
          </table:table-cell>
          <table:table-cell office:value-type="string">
            <text:p>Serang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</text:p>
          </table:table-cell>
          <table:table-cell office:value-type="string">
            <text:p>Tangerang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</text:p>
          </table:table-cell>
          <table:table-cell office:value-type="string">
            <text:p>Labu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</text:p>
          </table:table-cell>
          <table:table-cell office:value-type="string">
            <text:p>Rangkasbitung</text:p>
          </table:table-cell>
          <table:table-cell office:value-type="string">
            <text:p>SITU</text:p>
          </table:table-cell>
          <table:table-cell table:style-name="ce4" office:value-type="string">
            <text:p>503/276-SITU/BPMPPT/2016 tanggal 27-Sep-16</text:p>
          </table:table-cell>
          <table:table-cell table:style-name="ce9" office:value-type="date" office:date-value="2021-09-27">
            <text:p>2021-09-27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VALI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</text:p>
          </table:table-cell>
          <table:table-cell office:value-type="string">
            <text:p>Balaraja</text:p>
          </table:table-cell>
          <table:table-cell office:value-type="string">
            <text:p>SITU</text:p>
          </table:table-cell>
          <table:table-cell table:style-name="ce5" office:value-type="string">
            <text:p>504/01-Kec.Skm/I/2014 tanggal 3-Jan-14</text:p>
          </table:table-cell>
          <table:table-cell table:style-name="ce9" office:value-type="date" office:date-value="2017-04-03">
            <text:p>2017-04-03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</text:p>
          </table:table-cell>
          <table:table-cell office:value-type="string">
            <text:p>Bekas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</text:p>
          </table:table-cell>
          <table:table-cell office:value-type="string">
            <text:p>Cikar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</text:p>
          </table:table-cell>
          <table:table-cell office:value-type="string">
            <text:p>Karawang 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7</text:p>
          </table:table-cell>
          <table:table-cell office:value-type="string">
            <text:p>Depok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8</text:p>
          </table:table-cell>
          <table:table-cell office:value-type="string">
            <text:p>Bandung 2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9</text:p>
          </table:table-cell>
          <table:table-cell office:value-type="string">
            <text:p>Cirebo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0</text:p>
          </table:table-cell>
          <table:table-cell office:value-type="string">
            <text:p>Jatibar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1</text:p>
          </table:table-cell>
          <table:table-cell office:value-type="string">
            <text:p>Sukabum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2</text:p>
          </table:table-cell>
          <table:table-cell office:value-type="string">
            <text:p>Sub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3</text:p>
          </table:table-cell>
          <table:table-cell office:value-type="string">
            <text:p>Sumed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4</text:p>
          </table:table-cell>
          <table:table-cell office:value-type="string">
            <text:p>Tasikmalay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5</text:p>
          </table:table-cell>
          <table:table-cell office:value-type="string">
            <text:p>Garut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6</text:p>
          </table:table-cell>
          <table:table-cell office:value-type="string">
            <text:p>Kuning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7</text:p>
          </table:table-cell>
          <table:table-cell office:value-type="string">
            <text:p>Cimah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8</text:p>
          </table:table-cell>
          <table:table-cell office:value-type="string">
            <text:p>Cianjur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29</text:p>
          </table:table-cell>
          <table:table-cell office:value-type="string">
            <text:p>Purwakart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0</text:p>
          </table:table-cell>
          <table:table-cell office:value-type="string">
            <text:p>Majalengk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1</text:p>
          </table:table-cell>
          <table:table-cell office:value-type="string">
            <text:p>Pelabuhan Ratu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2</text:p>
          </table:table-cell>
          <table:table-cell office:value-type="string">
            <text:p>Pamanuk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3</text:p>
          </table:table-cell>
          <table:table-cell office:value-type="string">
            <text:p>Patrol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4</text:p>
          </table:table-cell>
          <table:table-cell office:value-type="string">
            <text:p>Sore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5</text:p>
          </table:table-cell>
          <table:table-cell office:value-type="string">
            <text:p>Bogor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6</text:p>
          </table:table-cell>
          <table:table-cell office:value-type="string">
            <text:p>Cileungs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7</text:p>
          </table:table-cell>
          <table:table-cell office:value-type="string">
            <text:p>Leuwiliang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8</text:p>
          </table:table-cell>
          <table:table-cell office:value-type="string">
            <text:p>Jonggol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39</text:p>
          </table:table-cell>
          <table:table-cell office:value-type="string">
            <text:p>Cibino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0</text:p>
          </table:table-cell>
          <table:table-cell office:value-type="string">
            <text:p>Brebes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1</text:p>
          </table:table-cell>
          <table:table-cell office:value-type="string">
            <text:p>Kudus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2</text:p>
          </table:table-cell>
          <table:table-cell office:value-type="string">
            <text:p>Pekalong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3</text:p>
          </table:table-cell>
          <table:table-cell office:value-type="string">
            <text:p>Semar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4</text:p>
          </table:table-cell>
          <table:table-cell office:value-type="string">
            <text:p>Tegal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5</text:p>
          </table:table-cell>
          <table:table-cell office:value-type="string">
            <text:p>Pemal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6</text:p>
          </table:table-cell>
          <table:table-cell office:value-type="string">
            <text:p>Purwodad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7</text:p>
          </table:table-cell>
          <table:table-cell office:value-type="string">
            <text:p>Salatig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8</text:p>
          </table:table-cell>
          <table:table-cell office:value-type="string">
            <text:p>Blor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49</text:p>
          </table:table-cell>
          <table:table-cell office:value-type="string">
            <text:p>Bumi Ayu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0</text:p>
          </table:table-cell>
          <table:table-cell office:value-type="string">
            <text:p>Jepar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1</text:p>
          </table:table-cell>
          <table:table-cell office:value-type="string">
            <text:p>Pat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2</text:p>
          </table:table-cell>
          <table:table-cell office:value-type="string">
            <text:p>Ungar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3</text:p>
          </table:table-cell>
          <table:table-cell office:value-type="string">
            <text:p>Weler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4</text:p>
          </table:table-cell>
          <table:table-cell office:value-type="string">
            <text:p>Ambaraw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5</text:p>
          </table:table-cell>
          <table:table-cell office:value-type="string">
            <text:p>Limpu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6</text:p>
          </table:table-cell>
          <table:table-cell office:value-type="string">
            <text:p>Kaje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7</text:p>
          </table:table-cell>
          <table:table-cell office:value-type="string">
            <text:p>Boj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8</text:p>
          </table:table-cell>
          <table:table-cell office:value-type="string">
            <text:p>Cepu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59</text:p>
          </table:table-cell>
          <table:table-cell office:value-type="string">
            <text:p>Randudongkal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0</text:p>
          </table:table-cell>
          <table:table-cell office:value-type="string">
            <text:p>Purwokerto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1</text:p>
          </table:table-cell>
          <table:table-cell office:value-type="string">
            <text:p>Solo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2</text:p>
          </table:table-cell>
          <table:table-cell office:value-type="string">
            <text:p>Yogyakart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3</text:p>
          </table:table-cell>
          <table:table-cell office:value-type="string">
            <text:p>Cilacap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4</text:p>
          </table:table-cell>
          <table:table-cell office:value-type="string">
            <text:p>Klate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5</text:p>
          </table:table-cell>
          <table:table-cell office:value-type="string">
            <text:p>Cawas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6</text:p>
          </table:table-cell>
          <table:table-cell office:value-type="string">
            <text:p>Magel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7</text:p>
          </table:table-cell>
          <table:table-cell office:value-type="string">
            <text:p>Wonogir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8</text:p>
          </table:table-cell>
          <table:table-cell office:value-type="string">
            <text:p>Banjarnegar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69</text:p>
          </table:table-cell>
          <table:table-cell office:value-type="string">
            <text:p>Gombo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0</text:p>
          </table:table-cell>
          <table:table-cell office:value-type="string">
            <text:p>Kebume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1</text:p>
          </table:table-cell>
          <table:table-cell office:value-type="string">
            <text:p>Majen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2</text:p>
          </table:table-cell>
          <table:table-cell office:value-type="string">
            <text:p>Purbalingg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3</text:p>
          </table:table-cell>
          <table:table-cell office:value-type="string">
            <text:p>Purworejo 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4</text:p>
          </table:table-cell>
          <table:table-cell office:value-type="string">
            <text:p>Srage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5</text:p>
          </table:table-cell>
          <table:table-cell office:value-type="string">
            <text:p>Temanggu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6</text:p>
          </table:table-cell>
          <table:table-cell office:value-type="string">
            <text:p>Wonosar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7</text:p>
          </table:table-cell>
          <table:table-cell office:value-type="string">
            <text:p>Wonosobo</text:p>
          </table:table-cell>
          <table:table-cell office:value-type="string">
            <text:p>SITU</text:p>
          </table:table-cell>
          <table:table-cell table:style-name="ce4" office:value-type="string">
            <text:p>530/593/HO/2012 tanggal 4-Dec-12</text:p>
          </table:table-cell>
          <table:table-cell table:style-name="ce9" office:value-type="date" office:date-value="2017-12-03">
            <text:p>2017-12-03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VALI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8</text:p>
          </table:table-cell>
          <table:table-cell office:value-type="string">
            <text:p>Bantul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79</text:p>
          </table:table-cell>
          <table:table-cell office:value-type="string">
            <text:p>Boyolal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0</text:p>
          </table:table-cell>
          <table:table-cell office:value-type="string">
            <text:p>Depok - Yogyakart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1</text:p>
          </table:table-cell>
          <table:table-cell office:value-type="string">
            <text:p>Karanganyar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2</text:p>
          </table:table-cell>
          <table:table-cell office:value-type="string">
            <text:p>Sidarej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3</text:p>
          </table:table-cell>
          <table:table-cell office:value-type="string">
            <text:p>Banyuwang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4</text:p>
          </table:table-cell>
          <table:table-cell office:value-type="string">
            <text:p>Blitar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5</text:p>
          </table:table-cell>
          <table:table-cell office:value-type="string">
            <text:p>Bojonegoro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6</text:p>
          </table:table-cell>
          <table:table-cell office:value-type="string">
            <text:p>Gresik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7</text:p>
          </table:table-cell>
          <table:table-cell office:value-type="string">
            <text:p>Jomb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8</text:p>
          </table:table-cell>
          <table:table-cell office:value-type="string">
            <text:p>Kedir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89</text:p>
          </table:table-cell>
          <table:table-cell office:value-type="string">
            <text:p>Madiu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0</text:p>
          </table:table-cell>
          <table:table-cell office:value-type="string">
            <text:p>Mal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1</text:p>
          </table:table-cell>
          <table:table-cell office:value-type="string">
            <text:p>Mojokerto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2</text:p>
          </table:table-cell>
          <table:table-cell office:value-type="string">
            <text:p>Sidoarjo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3</text:p>
          </table:table-cell>
          <table:table-cell office:value-type="string">
            <text:p>Surabaya Timur</text:p>
          </table:table-cell>
          <table:table-cell office:value-type="string">
            <text:p>SITU</text:p>
          </table:table-cell>
          <table:table-cell table:style-name="ce2"/>
          <table:table-cell table:style-name="ce8"/>
          <table:table-cell table:style-name="ce13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4</text:p>
          </table:table-cell>
          <table:table-cell office:value-type="string">
            <text:p>Tulung Agu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5</text:p>
          </table:table-cell>
          <table:table-cell office:value-type="string">
            <text:p>Jember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6</text:p>
          </table:table-cell>
          <table:table-cell office:value-type="string">
            <text:p><text:s/>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7</text:p>
          </table:table-cell>
          <table:table-cell office:value-type="string">
            <text:p>Pasuru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8</text:p>
          </table:table-cell>
          <table:table-cell office:value-type="string">
            <text:p>Tub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99</text:p>
          </table:table-cell>
          <table:table-cell office:value-type="string">
            <text:p>Denpasar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0</text:p>
          </table:table-cell>
          <table:table-cell office:value-type="string">
            <text:p>Mataram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1</text:p>
          </table:table-cell>
          <table:table-cell office:value-type="string">
            <text:p>Benowo-Surabay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2</text:p>
          </table:table-cell>
          <table:table-cell office:value-type="string">
            <text:p>Gente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3</text:p>
          </table:table-cell>
          <table:table-cell office:value-type="string">
            <text:p>Kepanje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4</text:p>
          </table:table-cell>
          <table:table-cell office:value-type="string">
            <text:p>Kri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5</text:p>
          </table:table-cell>
          <table:table-cell office:value-type="string">
            <text:p>Lamong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6</text:p>
          </table:table-cell>
          <table:table-cell office:value-type="string">
            <text:p>Maget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7</text:p>
          </table:table-cell>
          <table:table-cell office:value-type="string">
            <text:p>Mojosar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8</text:p>
          </table:table-cell>
          <table:table-cell office:value-type="string">
            <text:p>Ngaw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09</text:p>
          </table:table-cell>
          <table:table-cell office:value-type="string">
            <text:p>Ponorogo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0</text:p>
          </table:table-cell>
          <table:table-cell office:value-type="string">
            <text:p>Babat 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1</text:p>
          </table:table-cell>
          <table:table-cell office:value-type="string">
            <text:p>Singaraj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2</text:p>
          </table:table-cell>
          <table:table-cell office:value-type="string">
            <text:p>Gianyar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3</text:p>
          </table:table-cell>
          <table:table-cell office:value-type="string">
            <text:p>Selo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4</text:p>
          </table:table-cell>
          <table:table-cell office:value-type="string">
            <text:p>Taban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5</text:p>
          </table:table-cell>
          <table:table-cell office:value-type="string">
            <text:p>Batam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6</text:p>
          </table:table-cell>
          <table:table-cell office:value-type="string">
            <text:p>Binja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7</text:p>
          </table:table-cell>
          <table:table-cell office:value-type="string">
            <text:p>Lubuk Pakam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8</text:p>
          </table:table-cell>
          <table:table-cell office:value-type="string">
            <text:p>Med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19</text:p>
          </table:table-cell>
          <table:table-cell office:value-type="string">
            <text:p>Padang</text:p>
          </table:table-cell>
          <table:table-cell office:value-type="string">
            <text:p>SITU</text:p>
          </table:table-cell>
          <table:table-cell table:style-name="ce4" office:value-type="string">
            <text:p>1493/SITU/KP2T tanggal 21-Jun-11</text:p>
          </table:table-cell>
          <table:table-cell table:style-name="ce9" office:value-type="date" office:date-value="2016-06-21">
            <text:p>2016-06-21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0</text:p>
          </table:table-cell>
          <table:table-cell office:value-type="string">
            <text:p>Pekanbaru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1</text:p>
          </table:table-cell>
          <table:table-cell office:value-type="string">
            <text:p>Tanjung Pin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2</text:p>
          </table:table-cell>
          <table:table-cell office:value-type="string">
            <text:p>Perawang</text:p>
          </table:table-cell>
          <table:table-cell office:value-type="string">
            <text:p>SITU</text:p>
          </table:table-cell>
          <table:table-cell table:style-name="ce4" office:value-type="string">
            <text:p>503.1/KT-SITU/171/2015 tanggal 11-Nov-15</text:p>
          </table:table-cell>
          <table:table-cell table:style-name="ce9" office:value-type="date" office:date-value="2020-11-11">
            <text:p>2020-11-11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VALI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3</text:p>
          </table:table-cell>
          <table:table-cell office:value-type="string">
            <text:p>Duma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4</text:p>
          </table:table-cell>
          <table:table-cell office:value-type="string">
            <text:p>Duri</text:p>
          </table:table-cell>
          <table:table-cell office:value-type="string">
            <text:p>SITU</text:p>
          </table:table-cell>
          <table:table-cell table:style-name="ce4" office:value-type="string">
            <text:p>530.08/MDU/SITU/426/2008-2013 tanggal 20-Nov-08</text:p>
          </table:table-cell>
          <table:table-cell table:style-name="ce9" office:value-type="date" office:date-value="2015-11-20">
            <text:p>2015-11-20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5</text:p>
          </table:table-cell>
          <table:table-cell office:value-type="string">
            <text:p>Kerinci</text:p>
          </table:table-cell>
          <table:table-cell office:value-type="string">
            <text:p>SITU</text:p>
          </table:table-cell>
          <table:table-cell table:style-name="ce4" office:value-type="string">
            <text:p>137/KPPT/SITU/2011/373 tanggal 23-Nov-11</text:p>
          </table:table-cell>
          <table:table-cell table:style-name="ce9" office:value-type="date" office:date-value="2016-11-23">
            <text:p>2016-11-23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6</text:p>
          </table:table-cell>
          <table:table-cell office:value-type="string">
            <text:p>Padang Sidempu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7</text:p>
          </table:table-cell>
          <table:table-cell office:value-type="string">
            <text:p>Rantau Prapat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8</text:p>
          </table:table-cell>
          <table:table-cell office:value-type="string">
            <text:p>Tebing Tingg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29</text:p>
          </table:table-cell>
          <table:table-cell office:value-type="string">
            <text:p>Siak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0</text:p>
          </table:table-cell>
          <table:table-cell office:value-type="string">
            <text:p>Air Molek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1</text:p>
          </table:table-cell>
          <table:table-cell office:value-type="string">
            <text:p>Bangkin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2</text:p>
          </table:table-cell>
          <table:table-cell office:value-type="string">
            <text:p>Lipat Kai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3</text:p>
          </table:table-cell>
          <table:table-cell office:value-type="string">
            <text:p>Pangkalan Brandan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4</text:p>
          </table:table-cell>
          <table:table-cell office:value-type="string">
            <text:p>Payakumbuh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5</text:p>
          </table:table-cell>
          <table:table-cell office:value-type="string">
            <text:p>Kandis</text:p>
          </table:table-cell>
          <table:table-cell office:value-type="string">
            <text:p>SITU</text:p>
          </table:table-cell>
          <table:table-cell table:style-name="ce4" office:value-type="string">
            <text:p>530.081/KEC/KDS/110/2016 tanggal 8-Aug-16</text:p>
          </table:table-cell>
          <table:table-cell table:style-name="ce9" office:value-type="date" office:date-value="2021-08-08">
            <text:p>2021-08-08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VALI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6</text:p>
          </table:table-cell>
          <table:table-cell office:value-type="string">
            <text:p>Stabat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7</text:p>
          </table:table-cell>
          <table:table-cell office:value-type="string">
            <text:p>Tembu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8</text:p>
          </table:table-cell>
          <table:table-cell office:value-type="string">
            <text:p>Ujung Tanju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39</text:p>
          </table:table-cell>
          <table:table-cell office:value-type="string">
            <text:p>Bengkulu</text:p>
          </table:table-cell>
          <table:table-cell office:value-type="string">
            <text:p>SITU</text:p>
          </table:table-cell>
          <table:table-cell table:style-name="ce4" office:value-type="string">
            <text:p>5197/BPPT/2011</text:p>
          </table:table-cell>
          <table:table-cell table:style-name="ce8" office:value-type="date" office:date-value="2011-04-27">
            <text:p>2011-04-27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VALI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0</text:p>
          </table:table-cell>
          <table:table-cell office:value-type="string">
            <text:p>Betu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1</text:p>
          </table:table-cell>
          <table:table-cell office:value-type="string">
            <text:p>Lubuk Linggau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2</text:p>
          </table:table-cell>
          <table:table-cell office:value-type="string">
            <text:p>Lampung</text:p>
          </table:table-cell>
          <table:table-cell office:value-type="string">
            <text:p>SITU</text:p>
          </table:table-cell>
          <table:table-cell table:style-name="ce4" office:value-type="string">
            <text:p>504.1/01125/30.3/20.6/IV/2011 tanggal 19-Apr-11</text:p>
          </table:table-cell>
          <table:table-cell table:style-name="ce9" office:value-type="date" office:date-value="2016-04-19">
            <text:p>2016-04-19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3</text:p>
          </table:table-cell>
          <table:table-cell office:value-type="string">
            <text:p>Prabumulih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4</text:p>
          </table:table-cell>
          <table:table-cell office:value-type="string">
            <text:p>Baturaj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5</text:p>
          </table:table-cell>
          <table:table-cell office:value-type="string">
            <text:p>Kayu Agung</text:p>
          </table:table-cell>
          <table:table-cell office:value-type="string">
            <text:p>SITU</text:p>
          </table:table-cell>
          <table:table-cell table:style-name="ce4" office:value-type="string">
            <text:p>551/PTSP-BPPM/SITU/XII/2015 tanggal 21-Dec-15</text:p>
          </table:table-cell>
          <table:table-cell table:style-name="ce9" office:value-type="date" office:date-value="2020-12-21">
            <text:p>2020-12-21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VALI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6</text:p>
          </table:table-cell>
          <table:table-cell office:value-type="string">
            <text:p>Jambi</text:p>
          </table:table-cell>
          <table:table-cell office:value-type="string">
            <text:p>SITU</text:p>
          </table:table-cell>
          <table:table-cell table:style-name="ce4" office:value-type="string">
            <text:p>517/793/DTK/2008 tanggal 21-Apr-08</text:p>
          </table:table-cell>
          <table:table-cell table:style-name="ce9" office:value-type="date" office:date-value="2013-04-21">
            <text:p>2013-04-21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7</text:p>
          </table:table-cell>
          <table:table-cell office:value-type="string">
            <text:p>Palemb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8</text:p>
          </table:table-cell>
          <table:table-cell office:value-type="string">
            <text:p>Arga Makmur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49</text:p>
          </table:table-cell>
          <table:table-cell office:value-type="string">
            <text:p>Belit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0</text:p>
          </table:table-cell>
          <table:table-cell office:value-type="string">
            <text:p>Curup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1</text:p>
          </table:table-cell>
          <table:table-cell office:value-type="string">
            <text:p>Kuala Tungkal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2</text:p>
          </table:table-cell>
          <table:table-cell office:value-type="string">
            <text:p>Lahat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3</text:p>
          </table:table-cell>
          <table:table-cell office:value-type="string">
            <text:p>Metro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4</text:p>
          </table:table-cell>
          <table:table-cell office:value-type="string">
            <text:p>Muara Enim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5</text:p>
          </table:table-cell>
          <table:table-cell office:value-type="string">
            <text:p>Tembesi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6</text:p>
          </table:table-cell>
          <table:table-cell office:value-type="string">
            <text:p>Tugu Mulyo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7</text:p>
          </table:table-cell>
          <table:table-cell office:value-type="string">
            <text:p>Sei Lilin</text:p>
          </table:table-cell>
          <table:table-cell office:value-type="string">
            <text:p>SITU</text:p>
          </table:table-cell>
          <table:table-cell table:style-name="ce4" office:value-type="string">
            <text:p>280/SITU/BP3M/2016 tanggal 24-Jun-16</text:p>
          </table:table-cell>
          <table:table-cell table:style-name="ce9" office:value-type="date" office:date-value="2019-06-24">
            <text:p>2019-06-24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VALI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8</text:p>
          </table:table-cell>
          <table:table-cell office:value-type="string">
            <text:p>Banjarmasin</text:p>
          </table:table-cell>
          <table:table-cell office:value-type="string">
            <text:p>SITU</text:p>
          </table:table-cell>
          <table:table-cell table:style-name="ce4" office:value-type="string">
            <text:p>503-3481/SKTU-ODS.PJ.VI/BP2TPM/2016 tanggal 7-Jun-16</text:p>
          </table:table-cell>
          <table:table-cell table:style-name="ce9" office:value-type="date" office:date-value="2017-06-10">
            <text:p>2017-06-10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59</text:p>
          </table:table-cell>
          <table:table-cell office:value-type="string">
            <text:p>Samarinda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0</text:p>
          </table:table-cell>
          <table:table-cell office:value-type="string">
            <text:p>Tenggaro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1</text:p>
          </table:table-cell>
          <table:table-cell office:value-type="string">
            <text:p>Tanjung Kalsel</text:p>
          </table:table-cell>
          <table:table-cell office:value-type="string">
            <text:p>SITU</text:p>
          </table:table-cell>
          <table:table-cell table:style-name="ce6"/>
          <table:table-cell table:style-name="ce10"/>
          <table:table-cell table:style-name="ce16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2</text:p>
          </table:table-cell>
          <table:table-cell office:value-type="string">
            <text:p>Palopo</text:p>
          </table:table-cell>
          <table:table-cell office:value-type="string">
            <text:p>SITU</text:p>
          </table:table-cell>
          <table:table-cell table:style-name="ce4" office:value-type="string">
            <text:p>02412/SITU/02/X/2015 tanggal 1-Oct-15</text:p>
          </table:table-cell>
          <table:table-cell table:style-name="ce9" office:value-type="date" office:date-value="2016-10-01">
            <text:p>2016-10-01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3</text:p>
          </table:table-cell>
          <table:table-cell office:value-type="string">
            <text:p>Gorontalo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4</text:p>
          </table:table-cell>
          <table:table-cell office:value-type="string">
            <text:p>Makassar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5</text:p>
          </table:table-cell>
          <table:table-cell office:value-type="string">
            <text:p>Palu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6</text:p>
          </table:table-cell>
          <table:table-cell office:value-type="string">
            <text:p>Pare-pare</text:p>
          </table:table-cell>
          <table:table-cell office:value-type="string">
            <text:p>SITU</text:p>
          </table:table-cell>
          <table:table-cell table:style-name="ce4" office:value-type="string">
            <text:p>455/SITU/KPP/7/2014 tanggal 8-Sep-14</text:p>
          </table:table-cell>
          <table:table-cell table:style-name="ce9" office:value-type="date" office:date-value="2017-09-08">
            <text:p>2017-09-08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7</text:p>
          </table:table-cell>
          <table:table-cell office:value-type="string">
            <text:p>Barabai</text:p>
          </table:table-cell>
          <table:table-cell office:value-type="string">
            <text:p>SITU</text:p>
          </table:table-cell>
          <table:table-cell table:style-name="ce4" office:value-type="string">
            <text:p>503/429-UM/KP2T-2016 tanggal 26-Apr-16</text:p>
          </table:table-cell>
          <table:table-cell table:style-name="ce9" office:value-type="date" office:date-value="2017-04-26">
            <text:p>2017-04-26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8</text:p>
          </table:table-cell>
          <table:table-cell office:value-type="string">
            <text:p>Pangkep</text:p>
          </table:table-cell>
          <table:table-cell office:value-type="string">
            <text:p>SITU</text:p>
          </table:table-cell>
          <table:table-cell table:style-name="ce4" office:value-type="string">
            <text:p>100-3/841/SIU/XII/2015 tanggal 21-Dec-15</text:p>
          </table:table-cell>
          <table:table-cell table:style-name="ce9" office:value-type="date" office:date-value="2018-12-19">
            <text:p>2018-12-19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VALI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69</text:p>
          </table:table-cell>
          <table:table-cell office:value-type="string">
            <text:p>Pinrang</text:p>
          </table:table-cell>
          <table:table-cell office:value-type="string">
            <text:p>SITU</text:p>
          </table:table-cell>
          <table:table-cell table:style-name="ce4" office:value-type="string">
            <text:p>503/0277/IG-SITU/BP2TPM tanggal 17-Mar-15</text:p>
          </table:table-cell>
          <table:table-cell table:style-name="ce9" office:value-type="date" office:date-value="2020-03-17">
            <text:p>2020-03-17</text:p>
          </table:table-cell>
          <table:table-cell table:style-name="ce15" office:value-type="string">
            <text:p>Ada</text:p>
          </table:table-cell>
          <table:table-cell table:style-name="ce13" office:value-type="string">
            <text:p>VALID</text:p>
          </table:table-cell>
          <table:table-cell table:style-name="ce4" office:value-type="string">
            <text:p>xxxx</text:p>
          </table:table-cell>
        </table:table-row>
        <table:table-row table:style-name="ro1">
          <table:table-cell office:value-type="string">
            <text:p>situ170</text:p>
          </table:table-cell>
          <table:table-cell office:value-type="string">
            <text:p>Sengkang</text:p>
          </table:table-cell>
          <table:table-cell office:value-type="string">
            <text:p>SITU</text:p>
          </table:table-cell>
          <table:table-cell table:style-name="ce3"/>
          <table:table-cell table:style-name="ce9"/>
          <table:table-cell table:style-name="ce14"/>
          <table:table-cell table:style-name="ce13" office:value-type="string">
            <text:p>EXPIRED</text:p>
          </table:table-cell>
          <table:table-cell table:style-name="ce4" office:value-type="string">
            <text:p>xxxx</text:p>
          </table:table-cell>
        </table:table-row>
        <table:table-row table:style-name="ro1" table:number-rows-repeated="104840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07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7-10-25T07:46:25</meta:creation-date>
    <dc:date>2017-10-25T07:48:29</dc:date>
    <dc:creator>akhmad daniel sembiring</dc:creator>
    <meta:editing-duration>PT2M4S</meta:editing-duration>
    <meta:editing-cycles>4</meta:editing-cycles>
    <meta:generator>OpenOffice/4.1.2$Unix OpenOffice.org_project/412m3$Build-9782</meta:generator>
    <meta:document-statistic meta:table-count="3" meta:cell-count="915" meta:object-count="0"/>
  </office:meta>
</office:document-meta>
</file>